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2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Stepper step delay</text:p>
          </table:table-cell>
          <table:table-cell/>
          <table:table-cell table:style-name="ce1" office:value-type="string">
            <text:p><text:a xlink:href="https://www.proface.com/support/index?page=content&amp;country=APS_GLOBAL&amp;lang=en&amp;locale=en_US&amp;id=FA337686&amp;prd=">How do I calculate the RPM's of a stepping motor? | FAQs | Schneider Electric APS Global (proface.com)</text:a>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pm</text:p>
          </table:table-cell>
          <table:table-cell office:value-type="string">
            <text:p>res</text:p>
          </table:table-cell>
          <table:table-cell office:value-type="string">
            <text:p>time ms </text:p>
          </table:table-cell>
          <table:table-cell office:value-type="string">
            <text:p>time 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(1/([.B4]/(([.C4]/360)*60)))*1000000" office:value-type="float" office:value="60000000">
            <text:p>60000000</text:p>
          </table:table-cell>
          <table:table-cell table:formula="of:=[.D4]/1000000"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(1/([.B5]/(([.C5]/360)*60)))*1000000" office:value-type="float" office:value="300000">
            <text:p>300000</text:p>
          </table:table-cell>
          <table:table-cell table:formula="of:=[.D5]/1000000" office:value-type="float" office:value="0.3">
            <text:p>0.3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03/13/2022</text:date>, <text:time>15:0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t </meta:initial-creator>
    <meta:creation-date>2022-03-13T06:35:19.17</meta:creation-date>
    <dc:date>2022-03-13T15:08:14.80</dc:date>
    <dc:creator>yet </dc:creator>
    <meta:editing-duration>PT11M47S</meta:editing-duration>
    <meta:editing-cycles>1</meta:editing-cycles>
    <meta:generator>OpenOffice/4.1.11$Win32 OpenOffice.org_project/4111m1$Build-9808</meta:generator>
    <meta:document-statistic meta:table-count="2" meta:cell-count="14" meta:object-count="0"/>
  </office:meta>
</office:document-meta>
</file>